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aeea" officeooo:paragraph-rsid="000daeea"/>
    </style:style>
    <style:style style:name="P2" style:family="paragraph" style:parent-style-name="Standard">
      <style:text-properties officeooo:rsid="00049f70" officeooo:paragraph-rsid="00049f70"/>
    </style:style>
    <style:style style:name="P3" style:family="paragraph" style:parent-style-name="Standard">
      <style:text-properties fo:color="#c9211e" loext:opacity="100%" officeooo:rsid="00049f70" officeooo:paragraph-rsid="00049f70"/>
    </style:style>
    <style:style style:name="P4" style:family="paragraph" style:parent-style-name="Standard">
      <style:text-properties officeooo:rsid="00078ac8" officeooo:paragraph-rsid="00078ac8"/>
    </style:style>
    <style:style style:name="P5" style:family="paragraph" style:parent-style-name="Standard">
      <style:text-properties style:use-window-font-color="true" loext:opacity="0%" officeooo:rsid="000d123c" officeooo:paragraph-rsid="000d123c"/>
    </style:style>
    <style:style style:name="P6" style:family="paragraph" style:parent-style-name="Text_20_body">
      <style:text-properties officeooo:rsid="000f6c32" officeooo:paragraph-rsid="000f6c32"/>
    </style:style>
    <style:style style:name="P7" style:family="paragraph" style:parent-style-name="Text_20_body">
      <style:text-properties officeooo:rsid="00129170" officeooo:paragraph-rsid="00129170"/>
    </style:style>
    <style:style style:name="P8" style:family="paragraph" style:parent-style-name="Text_20_body">
      <style:text-properties officeooo:rsid="0012c979" officeooo:paragraph-rsid="0012c979"/>
    </style:style>
    <style:style style:name="P9" style:family="paragraph" style:parent-style-name="Heading_20_2">
      <style:text-properties officeooo:rsid="000daeea" officeooo:paragraph-rsid="000daeea"/>
    </style:style>
    <style:style style:name="P10" style:family="paragraph" style:parent-style-name="Standard">
      <style:text-properties fo:color="#c9211e" loext:opacity="100%" officeooo:rsid="00186ca8" officeooo:paragraph-rsid="00186ca8"/>
    </style:style>
    <style:style style:name="P11" style:family="paragraph" style:parent-style-name="Standard">
      <style:text-properties style:use-window-font-color="true" loext:opacity="0%" officeooo:rsid="000d123c" officeooo:paragraph-rsid="00186ca8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0d123c" officeooo:paragraph-rsid="00186ca8"/>
    </style:style>
    <style:style style:name="P13" style:family="paragraph" style:parent-style-name="Standard">
      <style:paragraph-properties fo:margin-left="3.752cm" fo:margin-right="0cm" fo:text-indent="0cm" style:auto-text-indent="false"/>
      <style:text-properties style:use-window-font-color="true" loext:opacity="0%" officeooo:rsid="000d123c" officeooo:paragraph-rsid="00186ca8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0d123c" officeooo:paragraph-rsid="0019b1e6"/>
    </style:style>
    <style:style style:name="P15" style:family="paragraph" style:parent-style-name="Standard">
      <style:text-properties style:use-window-font-color="true" loext:opacity="0%" officeooo:rsid="000d123c" officeooo:paragraph-rsid="000d123c"/>
    </style:style>
    <style:style style:name="T1" style:family="text">
      <style:text-properties officeooo:rsid="0005d23c"/>
    </style:style>
    <style:style style:name="T2" style:family="text">
      <style:text-properties officeooo:rsid="00078ac8"/>
    </style:style>
    <style:style style:name="T3" style:family="text">
      <style:text-properties officeooo:rsid="00099a6b"/>
    </style:style>
    <style:style style:name="T4" style:family="text">
      <style:text-properties fo:font-size="8pt" officeooo:rsid="00099a6b" style:font-size-asian="8pt" style:font-size-complex="8pt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10c1de"/>
    </style:style>
    <style:style style:name="T7" style:family="text">
      <style:text-properties officeooo:rsid="0014b1dd"/>
    </style:style>
    <style:style style:name="T8" style:family="text">
      <style:text-properties officeooo:rsid="00186ca8"/>
    </style:style>
    <style:style style:name="T9" style:family="text">
      <style:text-properties officeooo:rsid="0019b1e6"/>
    </style:style>
    <style:style style:name="T10" style:family="text">
      <style:text-properties officeooo:rsid="001a3070"/>
    </style:style>
    <style:style style:name="T11" style:family="text">
      <style:text-properties officeooo:rsid="001bce6e"/>
    </style:style>
    <style:style style:name="T12" style:family="text">
      <style:text-properties officeooo:rsid="001d2a65"/>
    </style:style>
    <style:style style:name="T13" style:family="text">
      <style:text-properties officeooo:rsid="001d44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Requirements</text:h>
      <text:p text:style-name="P1">Create Exam</text:p>
      <text:p text:style-name="P1"><text:tab/><text:span text:style-name="T2">date, session, title, </text:span>slot, <text:span text:style-name="T5">course</text:span></text:p>
      <text:p text:style-name="P6">Prepare rooms</text:p>
      <text:p text:style-name="P6"><text:tab/>Display list of rooms in tabular format</text:p>
      <text:p text:style-name="P6"><text:tab/><text:span text:style-name="T6">Allow user edit and save</text:span></text:p>
      <text:p text:style-name="P8">Enter Time table</text:p>
      <text:p text:style-name="P8"><text:tab/>Branch,Semester,Batch,Date,Session,Course</text:p>
      <text:p text:style-name="P7">Read students list</text:p>
      <text:p text:style-name="P7"><text:tab/>Display students list with <text:span text:style-name="T7">Branch, Semester, </text:span>Roll Number, Name,</text:p>
      <text:p text:style-name="P1">Print Exam Seating Layout</text:p>
      <text:p text:style-name="P1"/>
      <text:h text:style-name="Heading_20_2" text:outline-level="2"/>
      <text:h text:style-name="Heading_20_2" text:outline-level="2"/>
      <text:h text:style-name="Heading_20_2" text:outline-level="2">Entities</text:h>
      <text:p text:style-name="P2"/>
      <text:p text:style-name="P2"/>
      <text:p text:style-name="P2">student<text:span text:style-name="T1">s</text:span>(roll_number,name,admission_number,batch,branch,<text:span text:style-name="T3">course</text:span><text:span text:style-name="T4">[paper]</text:span>)</text:p>
      <text:p text:style-name="P2">room<text:span text:style-name="T1">s</text:span>(rows,colum<text:span text:style-name="T2">n</text:span>s,buffer[<text:span text:style-name="T4">few additional chairs that can be accommodated</text:span>]) </text:p>
      <text:p text:style-name="P4">exam(date,session,title)</text:p>
      <text:p text:style-name="P4">an_exam(room,row,col,student,course[<text:span text:style-name="T4">paper</text:span>])</text:p>
      <text:p text:style-name="P3">batch(23CSA,20CSB …)</text:p>
      <text:p text:style-name="P3"/>
      <text:p text:style-name="P10"/>
      <text:p text:style-name="P11"><text:span text:style-name="T8">class student:</text:span></text:p>
      <text:p text:style-name="P11"><text:tab/><text:span text:style-name="T8">def read_student_list:</text:span></text:p>
      <text:p text:style-name="P11"><text:tab/><text:tab/><text:span text:style-name="T8"># load the list of students from </text:span></text:p>
      <text:p text:style-name="P13"><text:span text:style-name="T8">1. csv,</text:span></text:p>
      <text:p text:style-name="P13"><text:span text:style-name="T8">2. xls or</text:span></text:p>
      <text:p text:style-name="P13"><text:span text:style-name="T8">3. by entering data</text:span></text:p>
      <text:p text:style-name="P12"><text:tab/><text:span text:style-name="T9">list_students</text:span></text:p>
      <text:p text:style-name="P14"><text:tab/><text:tab/><text:span text:style-name="T9">#display </text:span></text:p>
      <text:p text:style-name="P14"><text:span text:style-name="T9"><text:tab/><text:tab/><text:tab/>roll number, name, class, branch, courses</text:span></text:p>
      <text:p text:style-name="P14"><text:tab/><text:tab/><text:tab/><text:span text:style-name="T10">provision to edit details </text:span><text:span text:style-name="T11">and save them</text:span></text:p>
      <text:p text:style-name="P14"><text:tab/><text:tab/><text:tab/><text:span text:style-name="T12">add new record</text:span></text:p>
      <text:p text:style-name="P14"><text:tab/></text:p>
      <text:p text:style-name="P12"><text:tab/><text:tab/></text:p>
      <text:p text:style-name="P11"/>
      <text:p text:style-name="P11">class room:</text:p>
      <text:p text:style-name="P11"><text:soft-page-break/></text:p>
      <text:p text:style-name="P5"><text:tab/>room,<text:tab/>row,<text:tab/>col,<text:tab/>student,<text:tab/>course</text:p>
      <text:p text:style-name="P5"><text:tab/><text:span text:style-name="T13">def read_class_rooms</text:span></text:p>
      <text:p text:style-name="P5"><text:tab/><text:tab/><text:span text:style-name="T13">read class rooms from csv, xls</text:span></text:p>
      <text:p text:style-name="P5"><text:tab/><text:span text:style-name="T13">def save_class_room_for_an_exam:</text:span></text:p>
      <text:p text:style-name="P5"><text:tab/><text:tab/><text:span text:style-name="T13">save the read class rooms with the name and date of exam</text:span></text:p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0:18:48.928868037</meta:creation-date>
    <dc:date>2024-03-20T09:10:12.457776339</dc:date>
    <meta:editing-duration>PT40M45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122" meta:character-count="967" meta:non-whitespace-character-count="845"/>
  </office:meta>
</office:document-meta>
</file>